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TableColumn180" style:family="table-column">
      <style:table-column-properties style:column-width="0.925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6138in"/>
    </style:style>
    <style:style style:name="TableColumn185" style:family="table-column">
      <style:table-column-properties style:column-width="0.3111in"/>
    </style:style>
    <style:style style:name="TableColumn186" style:family="table-column">
      <style:table-column-properties style:column-width="0.3027in"/>
    </style:style>
    <style:style style:name="TableColumn187" style:family="table-column">
      <style:table-column-properties style:column-width="1.4708in"/>
    </style:style>
    <style:style style:name="Table179" style:family="table">
      <style:table-properties style:width="6.3986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line-height="100%" fo:text-indent="0in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line-height="100%" fo:text-indent="0in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line-height="100%" fo:text-indent="0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line-height="100%" fo:text-indent="0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line-height="100%" fo:text-indent="0in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ableCell2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00%" fo:text-indent="0in"/>
    </style:style>
    <style:style style:name="TableCell20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line-height="100%" fo:text-indent="0in"/>
    </style:style>
    <style:style style:name="TableCell21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Row214" style:family="table-row">
      <style:table-row-properties style:min-row-height="0.0347in"/>
    </style:style>
    <style:style style:name="TableCell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00%" fo:text-indent="0in"/>
    </style:style>
    <style:style style:name="TableCell2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 fo:text-indent="0in"/>
    </style:style>
    <style:style style:name="TableCell22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line-height="100%" fo:text-indent="0in"/>
    </style:style>
    <style:style style:name="TableCell22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line-height="100%" fo:text-indent="0in"/>
    </style:style>
    <style:style style:name="TableCell22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</style:style>
    <style:style style:name="TableRow227" style:family="table-row">
      <style:table-row-properties/>
    </style:style>
    <style:style style:name="TableCell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0%" fo:text-indent="0in"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Row240" style:family="table-row">
      <style:table-row-properties/>
    </style:style>
    <style:style style:name="TableCell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 fo:text-indent="0in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 fo:text-indent="0in"/>
    </style:style>
    <style:style style:name="TableCell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</style:style>
    <style:style style:name="TableCell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0%" fo:text-indent="0in"/>
    </style:style>
    <style:style style:name="P266" style:parent-style-name="Normal" style:family="paragraph">
      <style:paragraph-properties fo:text-indent="0in"/>
    </style:style>
    <style:style style:name="TableColumn268" style:family="table-column">
      <style:table-column-properties style:column-width="0.925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6138in"/>
    </style:style>
    <style:style style:name="TableColumn273" style:family="table-column">
      <style:table-column-properties style:column-width="0.3111in"/>
    </style:style>
    <style:style style:name="TableColumn274" style:family="table-column">
      <style:table-column-properties style:column-width="0.3027in"/>
    </style:style>
    <style:style style:name="TableColumn275" style:family="table-column">
      <style:table-column-properties style:column-width="1.4708in"/>
    </style:style>
    <style:style style:name="Table267" style:family="table">
      <style:table-properties style:width="6.3986in" fo:margin-left="0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 fo:text-indent="0in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 fo:text-indent="0in"/>
    </style:style>
    <style:style style:name="TableCell2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line-height="100%" fo:text-indent="0in"/>
    </style:style>
    <style:style style:name="TableCell2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Row302" style:family="table-row">
      <style:table-row-properties style:min-row-height="0.0347in"/>
    </style:style>
    <style:style style:name="TableCell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 fo:text-indent="0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</style:style>
    <style:style style:name="TableCell30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Row328" style:family="table-row">
      <style:table-row-properties/>
    </style:style>
    <style:style style:name="TableCell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line-height="100%" fo:text-indent="0in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line-height="100%" fo:text-indent="0in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 fo:text-indent="0in"/>
    </style:style>
    <style:style style:name="TableCell3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line-height="100%" fo:text-indent="0in"/>
    </style:style>
    <style:style style:name="TableCell3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8" style:parent-style-name="Normal" style:family="paragraph">
      <style:paragraph-properties fo:line-height="100%" fo:text-indent="0in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line-height="100%" fo:text-indent="0in"/>
    </style:style>
    <style:style style:name="TableRow341" style:family="table-row">
      <style:table-row-properties/>
    </style:style>
    <style:style style:name="TableCell3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ableCell3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line-height="100%" fo:text-indent="0in"/>
    </style:style>
    <style:style style:name="TableCell3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P354" style:parent-style-name="Normal" style:family="paragraph">
      <style:paragraph-properties fo:text-indent="0in"/>
    </style:style>
    <style:style style:name="TableColumn356" style:family="table-column">
      <style:table-column-properties style:column-width="0.925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6138in"/>
    </style:style>
    <style:style style:name="TableColumn361" style:family="table-column">
      <style:table-column-properties style:column-width="0.3111in"/>
    </style:style>
    <style:style style:name="TableColumn362" style:family="table-column">
      <style:table-column-properties style:column-width="0.3027in"/>
    </style:style>
    <style:style style:name="TableColumn363" style:family="table-column">
      <style:table-column-properties style:column-width="1.4729in"/>
    </style:style>
    <style:style style:name="Table355" style:family="table">
      <style:table-properties style:width="6.4006in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 fo:text-indent="0in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line-height="100%" fo:text-indent="0in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Normal" style:family="paragraph">
      <style:paragraph-properties fo:line-height="100%" fo:text-indent="0in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line-height="100%" fo:text-indent="0in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Cell3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line-height="100%" fo:text-indent="0in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Row390" style:family="table-row">
      <style:table-row-properties style:min-row-height="0.0347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line-height="100%" fo:text-indent="0in"/>
    </style:style>
    <style:style style:name="TableCell3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line-height="100%" fo:text-indent="0in"/>
    </style:style>
    <style:style style:name="TableCell4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line-height="100%" fo:text-indent="0in"/>
    </style:style>
    <style:style style:name="TableRow403" style:family="table-row">
      <style:table-row-properties/>
    </style:style>
    <style:style style:name="TableCell4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line-height="100%" fo:text-indent="0in"/>
    </style:style>
    <style:style style:name="TableCell4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fo:line-height="100%" fo:text-indent="0in"/>
    </style:style>
    <style:style style:name="TableCell4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Row416" style:family="table-row">
      <style:table-row-properties/>
    </style:style>
    <style:style style:name="TableCell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line-height="100%" fo:text-indent="0in"/>
    </style:style>
    <style:style style:name="TableCell4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line-height="100%" fo:text-indent="0in"/>
    </style:style>
    <style:style style:name="TableCell4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line-height="100%" fo:text-indent="0in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line-height="100%" fo:text-indent="0in"/>
    </style:style>
    <style:style style:name="TableRow429" style:family="table-row">
      <style:table-row-properties/>
    </style:style>
    <style:style style:name="TableCell4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line-height="100%" fo:text-indent="0in"/>
    </style:style>
    <style:style style:name="TableCell4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line-height="100%" fo:text-indent="0in"/>
    </style:style>
    <style:style style:name="P442" style:parent-style-name="Normal" style:family="paragraph">
      <style:paragraph-properties fo:text-indent="0in"/>
    </style:style>
    <style:style style:name="TableColumn444" style:family="table-column">
      <style:table-column-properties style:column-width="0.925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6138in"/>
    </style:style>
    <style:style style:name="TableColumn449" style:family="table-column">
      <style:table-column-properties style:column-width="0.3111in"/>
    </style:style>
    <style:style style:name="TableColumn450" style:family="table-column">
      <style:table-column-properties style:column-width="0.3027in"/>
    </style:style>
    <style:style style:name="TableColumn451" style:family="table-column">
      <style:table-column-properties style:column-width="1.4708in"/>
    </style:style>
    <style:style style:name="Table443" style:family="table">
      <style:table-properties style:width="6.3986in" fo:margin-left="0in" table:align="left"/>
    </style:style>
    <style:style style:name="TableRow452" style:family="table-row">
      <style:table-row-properties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line-height="100%" fo:text-indent="0in"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line-height="100%" fo:text-indent="0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Normal" style:family="paragraph">
      <style:paragraph-properties fo:line-height="100%" fo:text-indent="0in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Normal" style:family="paragraph">
      <style:paragraph-properties fo:line-height="100%" fo:text-indent="0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P464" style:parent-style-name="Normal" style:family="paragraph">
      <style:paragraph-properties fo:line-height="100%" fo:text-indent="0in"/>
    </style:style>
    <style:style style:name="TableRow465" style:family="table-row">
      <style:table-row-properties/>
    </style:style>
    <style:style style:name="TableCell466" style:family="table-cell">
      <style:table-cell-properties fo:border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line-height="100%" fo:text-indent="0in"/>
    </style:style>
    <style:style style:name="TableCell4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0%" fo:text-indent="0in"/>
    </style:style>
    <style:style style:name="TableCell4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 fo:text-indent="0in"/>
    </style:style>
    <style:style style:name="TableCell47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line-height="100%" fo:text-indent="0in"/>
    </style:style>
    <style:style style:name="TableCell47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line-height="100%" fo:text-indent="0in"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Row478" style:family="table-row">
      <style:table-row-properties style:min-row-height="0.0347in"/>
    </style:style>
    <style:style style:name="TableCell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line-height="100%" fo:text-indent="0in"/>
    </style:style>
    <style:style style:name="TableCell4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line-height="100%" fo:text-indent="0in"/>
    </style:style>
    <style:style style:name="TableCell4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Row491" style:family="table-row">
      <style:table-row-properties/>
    </style:style>
    <style:style style:name="TableCell4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0%" fo:text-indent="0in"/>
    </style:style>
    <style:style style:name="TableCell4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</style:style>
    <style:style style:name="TableCell4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1" style:parent-style-name="Normal" style:family="paragraph">
      <style:paragraph-properties fo:line-height="100%" fo:text-indent="0in"/>
    </style:style>
    <style:style style:name="TableCell5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line-height="100%" fo:text-indent="0in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Row517" style:family="table-row">
      <style:table-row-properties/>
    </style:style>
    <style:style style:name="TableCell5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line-height="100%" fo:text-indent="0in"/>
    </style:style>
    <style:style style:name="TableCell5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 fo:text-indent="0in"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TableColumn532" style:family="table-column">
      <style:table-column-properties style:column-width="0.925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5in"/>
    </style:style>
    <style:style style:name="TableColumn535" style:family="table-column">
      <style:table-column-properties style:column-width="0.925in"/>
    </style:style>
    <style:style style:name="TableColumn536" style:family="table-column">
      <style:table-column-properties style:column-width="0.6138in"/>
    </style:style>
    <style:style style:name="TableColumn537" style:family="table-column">
      <style:table-column-properties style:column-width="0.3111in"/>
    </style:style>
    <style:style style:name="TableColumn538" style:family="table-column">
      <style:table-column-properties style:column-width="0.3027in"/>
    </style:style>
    <style:style style:name="TableColumn539" style:family="table-column">
      <style:table-column-properties style:column-width="1.4708in"/>
    </style:style>
    <style:style style:name="Table531" style:family="table">
      <style:table-properties style:width="6.3986in" fo:margin-left="0in" table:align="left"/>
    </style:style>
    <style:style style:name="TableRow540" style:family="table-row">
      <style:table-row-properties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line-height="100%" fo:text-indent="0in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Normal" style:family="paragraph">
      <style:paragraph-properties fo:line-height="100%" fo:text-indent="0in"/>
    </style:style>
    <style:style style:name="TableRow553" style:family="table-row">
      <style:table-row-properties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line-height="100%" fo:text-indent="0in"/>
    </style:style>
    <style:style style:name="TableRow566" style:family="table-row">
      <style:table-row-properties style:min-row-height="0.0347in"/>
    </style:style>
    <style:style style:name="TableCell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line-height="100%" fo:text-indent="0in"/>
    </style:style>
    <style:style style:name="TableCell5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line-height="100%" fo:text-indent="0in"/>
    </style:style>
    <style:style style:name="TableRow579" style:family="table-row">
      <style:table-row-properties/>
    </style:style>
    <style:style style:name="TableCell5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Cell5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line-height="100%" fo:text-indent="0in"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ableRow592" style:family="table-row">
      <style:table-row-properties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Cell5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line-height="100%" fo:text-indent="0in"/>
    </style:style>
    <style:style style:name="TableCell5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line-height="100%" fo:text-indent="0in"/>
    </style:style>
    <style:style style:name="TableCell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0" style:parent-style-name="Normal" style:family="paragraph">
      <style:paragraph-properties fo:line-height="100%" fo:text-indent="0in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2" style:parent-style-name="Normal" style:family="paragraph">
      <style:paragraph-properties fo:line-height="100%" fo:text-indent="0in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line-height="100%" fo:text-indent="0in"/>
    </style:style>
    <style:style style:name="TableRow605" style:family="table-row">
      <style:table-row-properties/>
    </style:style>
    <style:style style:name="TableCell6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ableCell6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line-height="100%" fo:text-indent="0in"/>
    </style:style>
    <style:style style:name="TableCell61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P618" style:parent-style-name="Normal" style:family="paragraph">
      <style:paragraph-properties fo:text-indent="0in"/>
    </style:style>
    <style:style style:name="P619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Age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 table:number-columns-spanned="2">
            <text:p text:style-name="P136"/>
          </table:table-cell>
          <table:covered-table-cell/>
          <table:table-cell table:style-name="TableCell137" table:number-columns-spanned="2">
            <text:p text:style-name="P138"/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 table:number-columns-spanned="2">
            <text:p text:style-name="P149"/>
          </table:table-cell>
          <table:covered-table-cell/>
          <table:table-cell table:style-name="TableCell150" table:number-columns-spanned="2">
            <text:p text:style-name="P151"/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 table:number-columns-spanned="2">
            <text:p text:style-name="P162"/>
          </table:table-cell>
          <table:covered-table-cell/>
          <table:table-cell table:style-name="TableCell163" table:number-columns-spanned="2">
            <text:p text:style-name="P164"/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Age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 table:number-columns-spanned="2">
            <text:p text:style-name="P200"/>
          </table:table-cell>
          <table:covered-table-cell/>
          <table:table-cell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>Cluster 1</text:p>
          </table:table-cell>
          <table:table-cell table:style-name="TableCell206">
            <text:p text:style-name="P207">Cluster 2</text:p>
          </table:table-cell>
          <table:table-cell table:style-name="TableCell208">
            <text:p text:style-name="P209">Cluster 3</text:p>
          </table:table-cell>
          <table:table-cell table:style-name="TableCell210" table:number-columns-spanned="2">
            <text:p text:style-name="P211">Cluster 4</text:p>
          </table:table-cell>
          <table:covered-table-cell/>
          <table:table-cell table:style-name="TableCell212" table:number-columns-spanned="2">
            <text:p text:style-name="P213"/>
          </table:table-cell>
          <table:covered-table-cell/>
        </table:table-row>
        <table:table-row table:style-name="TableRow214">
          <table:table-cell table:style-name="TableCell215">
            <text:p text:style-name="P216">M(SD)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</table:table-row>
        <table:table-row table:style-name="TableRow227">
          <table:table-cell table:style-name="TableCell228">
            <text:p text:style-name="P229">withPC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2">
            <text:p text:style-name="P237"/>
          </table:table-cell>
          <table:covered-table-cell/>
          <table:table-cell table:style-name="TableCell238" table:number-columns-spanned="2">
            <text:p text:style-name="P239"/>
          </table:table-cell>
          <table:covered-table-cell/>
        </table:table-row>
        <table:table-row table:style-name="TableRow240">
          <table:table-cell table:style-name="TableCell241">
            <text:p text:style-name="P242">WithoutPC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 table:number-columns-spanned="2">
            <text:p text:style-name="P250"/>
          </table:table-cell>
          <table:covered-table-cell/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2">
            <text:p text:style-name="P263"/>
          </table:table-cell>
          <table:covered-table-cell/>
          <table:table-cell table:style-name="TableCell264" table:number-columns-spanned="2">
            <text:p text:style-name="P265">F &amp;<text:s/>p-value</text:p>
          </table:table-cell>
          <table:covered-table-cell/>
        </table:table-row>
      </table:table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Age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 table:number-columns-spanned="2">
            <text:p text:style-name="P288"/>
          </table:table-cell>
          <table:covered-table-cell/>
          <table:table-cell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Cluster 1</text:p>
          </table:table-cell>
          <table:table-cell table:style-name="TableCell294">
            <text:p text:style-name="P295">Cluster 2</text:p>
          </table:table-cell>
          <table:table-cell table:style-name="TableCell296">
            <text:p text:style-name="P297">Cluster 3</text:p>
          </table:table-cell>
          <table:table-cell table:style-name="TableCell298" table:number-columns-spanned="2">
            <text:p text:style-name="P299">Cluster 4</text:p>
          </table:table-cell>
          <table:covered-table-cell/>
          <table:table-cell table:style-name="TableCell300" table:number-columns-spanned="2">
            <text:p text:style-name="P301"/>
          </table:table-cell>
          <table:covered-table-cell/>
        </table:table-row>
        <table:table-row table:style-name="TableRow302">
          <table:table-cell table:style-name="TableCell303">
            <text:p text:style-name="P304">M(SD)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 table:number-columns-spanned="2">
            <text:p text:style-name="P312"/>
          </table:table-cell>
          <table:covered-table-cell/>
          <table:table-cell table:style-name="TableCell313" table:number-columns-spanned="2">
            <text:p text:style-name="P314"/>
          </table:table-cell>
          <table:covered-table-cell/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2">
            <text:p text:style-name="P325"/>
          </table:table-cell>
          <table:covered-table-cell/>
          <table:table-cell table:style-name="TableCell326" table:number-columns-spanned="2">
            <text:p text:style-name="P327"/>
          </table:table-cell>
          <table:covered-table-cell/>
        </table:table-row>
        <table:table-row table:style-name="TableRow328">
          <table:table-cell table:style-name="TableCell329">
            <text:p text:style-name="P330">WithoutPCS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 table:number-columns-spanned="2">
            <text:p text:style-name="P338"/>
          </table:table-cell>
          <table:covered-table-cell/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2">
            <text:p text:style-name="P353">F &amp;<text:s/>p-value</text:p>
          </table:table-cell>
          <table:covered-table-cell/>
        </table:table-row>
      </table:table>
      <text:p text:style-name="P354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Age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/>
          </table:table-cell>
          <table:covered-table-cell/>
          <table:table-cell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Cluster 1</text:p>
          </table:table-cell>
          <table:table-cell table:style-name="TableCell382">
            <text:p text:style-name="P383">Cluster 2</text:p>
          </table:table-cell>
          <table:table-cell table:style-name="TableCell384">
            <text:p text:style-name="P385">Cluster 3</text:p>
          </table:table-cell>
          <table:table-cell table:style-name="TableCell386" table:number-columns-spanned="2">
            <text:p text:style-name="P387">Cluster 4</text:p>
          </table:table-cell>
          <table:covered-table-cell/>
          <table:table-cell table:style-name="TableCell388" table:number-columns-spanned="2">
            <text:p text:style-name="P389"/>
          </table:table-cell>
          <table:covered-table-cell/>
        </table:table-row>
        <table:table-row table:style-name="TableRow390">
          <table:table-cell table:style-name="TableCell391">
            <text:p text:style-name="P392">M(SD)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 table:number-columns-spanned="2">
            <text:p text:style-name="P402"/>
          </table:table-cell>
          <table:covered-table-cell/>
        </table:table-row>
        <table:table-row table:style-name="TableRow403">
          <table:table-cell table:style-name="TableCell404">
            <text:p text:style-name="P405">withPCS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 table:number-columns-spanned="2">
            <text:p text:style-name="P413"/>
          </table:table-cell>
          <table:covered-table-cell/>
          <table:table-cell table:style-name="TableCell414" table:number-columns-spanned="2">
            <text:p text:style-name="P415"/>
          </table:table-cell>
          <table:covered-table-cell/>
        </table:table-row>
        <table:table-row table:style-name="TableRow416">
          <table:table-cell table:style-name="TableCell417">
            <text:p text:style-name="P418">WithoutPCS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 table:number-columns-spanned="2">
            <text:p text:style-name="P426"/>
          </table:table-cell>
          <table:covered-table-cell/>
          <table:table-cell table:style-name="TableCell427" table:number-columns-spanned="2">
            <text:p text:style-name="P428"/>
          </table:table-cell>
          <table:covered-table-cell/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 table:number-columns-spanned="2">
            <text:p text:style-name="P439"/>
          </table:table-cell>
          <table:covered-table-cell/>
          <table:table-cell table:style-name="TableCell440" table:number-columns-spanned="2">
            <text:p text:style-name="P441">F &amp;<text:s/>p-value</text:p>
          </table:table-cell>
          <table:covered-table-cell/>
        </table:table-row>
      </table:table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Age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 table:number-columns-spanned="2">
            <text:p text:style-name="P464"/>
          </table:table-cell>
          <table:covered-table-cell/>
          <table:table-cell>
            <text:p text:style-name="P464"/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>Cluster 1</text:p>
          </table:table-cell>
          <table:table-cell table:style-name="TableCell470">
            <text:p text:style-name="P471">Cluster 2</text:p>
          </table:table-cell>
          <table:table-cell table:style-name="TableCell472">
            <text:p text:style-name="P473">Cluster 3</text:p>
          </table:table-cell>
          <table:table-cell table:style-name="TableCell474" table:number-columns-spanned="2">
            <text:p text:style-name="P475">Cluster 4</text:p>
          </table:table-cell>
          <table:covered-table-cell/>
          <table:table-cell table:style-name="TableCell476" table:number-columns-spanned="2">
            <text:p text:style-name="P477"/>
          </table:table-cell>
          <table:covered-table-cell/>
        </table:table-row>
        <table:table-row table:style-name="TableRow478">
          <table:table-cell table:style-name="TableCell479">
            <text:p text:style-name="P480">M(SD)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 table:number-columns-spanned="2">
            <text:p text:style-name="P488"/>
          </table:table-cell>
          <table:covered-table-cell/>
          <table:table-cell table:style-name="TableCell489" table:number-columns-spanned="2">
            <text:p text:style-name="P490"/>
          </table:table-cell>
          <table:covered-table-cell/>
        </table:table-row>
        <table:table-row table:style-name="TableRow491">
          <table:table-cell table:style-name="TableCell492">
            <text:p text:style-name="P493">withPCS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 table:number-columns-spanned="2">
            <text:p text:style-name="P501"/>
          </table:table-cell>
          <table:covered-table-cell/>
          <table:table-cell table:style-name="TableCell502" table:number-columns-spanned="2">
            <text:p text:style-name="P503"/>
          </table:table-cell>
          <table:covered-table-cell/>
        </table:table-row>
        <table:table-row table:style-name="TableRow504">
          <table:table-cell table:style-name="TableCell505">
            <text:p text:style-name="P506">WithoutPCS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 table:number-columns-spanned="2">
            <text:p text:style-name="P514"/>
          </table:table-cell>
          <table:covered-table-cell/>
          <table:table-cell table:style-name="TableCell515" table:number-columns-spanned="2">
            <text:p text:style-name="P516"/>
          </table:table-cell>
          <table:covered-table-cell/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 table:number-columns-spanned="2">
            <text:p text:style-name="P527"/>
          </table:table-cell>
          <table:covered-table-cell/>
          <table:table-cell table:style-name="TableCell528" table:number-columns-spanned="2">
            <text:p text:style-name="P529">F &amp;<text:s/>p-value</text:p>
          </table:table-cell>
          <table:covered-table-cell/>
        </table:table-row>
      </table:table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Age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 table:number-columns-spanned="2">
            <text:p text:style-name="P552"/>
          </table:table-cell>
          <table:covered-table-cell/>
          <table:table-cell>
            <text:p text:style-name="P552"/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>Cluster 1</text:p>
          </table:table-cell>
          <table:table-cell table:style-name="TableCell558">
            <text:p text:style-name="P559">Cluster 2</text:p>
          </table:table-cell>
          <table:table-cell table:style-name="TableCell560">
            <text:p text:style-name="P561">Cluster 3</text:p>
          </table:table-cell>
          <table:table-cell table:style-name="TableCell562" table:number-columns-spanned="2">
            <text:p text:style-name="P563">Cluster 4</text:p>
          </table:table-cell>
          <table:covered-table-cell/>
          <table:table-cell table:style-name="TableCell564" table:number-columns-spanned="2">
            <text:p text:style-name="P565"/>
          </table:table-cell>
          <table:covered-table-cell/>
        </table:table-row>
        <table:table-row table:style-name="TableRow566">
          <table:table-cell table:style-name="TableCell567">
            <text:p text:style-name="P568">M(SD)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 table:number-columns-spanned="2">
            <text:p text:style-name="P576"/>
          </table:table-cell>
          <table:covered-table-cell/>
          <table:table-cell table:style-name="TableCell577" table:number-columns-spanned="2">
            <text:p text:style-name="P578"/>
          </table:table-cell>
          <table:covered-table-cell/>
        </table:table-row>
        <table:table-row table:style-name="TableRow579">
          <table:table-cell table:style-name="TableCell580">
            <text:p text:style-name="P581">withPCS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 table:number-columns-spanned="2">
            <text:p text:style-name="P589"/>
          </table:table-cell>
          <table:covered-table-cell/>
          <table:table-cell table:style-name="TableCell590" table:number-columns-spanned="2">
            <text:p text:style-name="P591"/>
          </table:table-cell>
          <table:covered-table-cell/>
        </table:table-row>
        <text:soft-page-break/>
        <table:table-row table:style-name="TableRow592">
          <table:table-cell table:style-name="TableCell593">
            <text:p text:style-name="P594">WithoutPCS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 table:number-columns-spanned="2">
            <text:p text:style-name="P604"/>
          </table:table-cell>
          <table:covered-table-cell/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 table:number-columns-spanned="2">
            <text:p text:style-name="P615"/>
          </table:table-cell>
          <table:covered-table-cell/>
          <table:table-cell table:style-name="TableCell616" table:number-columns-spanned="2">
            <text:p text:style-name="P617">F &amp;<text:s/>p-value</text:p>
          </table:table-cell>
          <table:covered-table-cell/>
        </table:table-row>
      </table:table>
      <text:p text:style-name="P618"/>
      <text:p text:style-name="P6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5:13:00Z</dc:date>
    <meta:template xlink:href="Normal.dotm" xlink:type="simple"/>
    <meta:editing-cycles>3</meta:editing-cycles>
    <meta:editing-duration>PT0S</meta:editing-duration>
    <meta:user-defined meta:name="GrammarlyDocumentId">b709217e-6e50-4ac0-82f1-076318ce2c89</meta:user-defined>
    <meta:document-statistic meta:page-count="2" meta:paragraph-count="113" meta:word-count="180" meta:character-count="906" meta:row-count="419" meta:non-whitespace-character-count="839"/>
  </office:meta>
</office:document-meta>
</file>